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2.665cm"/>
      <style:paragraph-properties style:writing-mode="lr-tb"/>
    </style:style>
    <style:style style:name="pr3" style:family="presentation" style:parent-style-name="Default-subtitle">
      <style:graphic-properties draw:fill-color="#ffffff" fo:min-height="2.157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48pt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text-properties fo:font-size="48pt" fo:font-weight="bold" style:font-size-asian="32pt" style:font-weight-asian="bold" style:font-size-complex="32pt" style:font-weight-complex="bold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</style:style>
    <style:style style:name="T1" style:family="text">
      <style:text-properties fo:font-size="48pt" fo:font-weight="bold" style:font-size-asian="32pt" style:font-weight-asian="bold" style:font-size-complex="32pt" style:font-weight-complex="bold"/>
    </style:style>
    <style:style style:name="T2" style:family="text">
      <style:text-properties fo:font-size="32pt"/>
    </style:style>
    <style:style style:name="T3" style:family="text">
      <style:text-properties fo:font-size="15pt" style:font-size-asian="32pt" style:font-size-complex="32pt"/>
    </style:style>
    <style:style style:name="T4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Lesson 21</text:p>
          </draw:text-box>
        </draw:frame>
        <draw:frame presentation:style-name="pr2" draw:text-style-name="P2" draw:layer="layout" svg:width="25.199cm" svg:height="2.665cm" svg:x="1.471cm" svg:y="4.826cm" presentation:class="subtitle" presentation:user-transformed="true">
          <draw:text-box>
            <text:p text:style-name="P1"><text:span text:style-name="T1">Variables</text:span></text:p>
          </draw:text-box>
        </draw:frame>
        <draw:frame presentation:style-name="pr3" draw:text-style-name="P4" draw:layer="layout" svg:width="25.199cm" svg:height="2.157cm" svg:x="1.221cm" svg:y="10.418cm">
          <draw:text-box>
            <text:p text:style-name="P3"><text:span text:style-name="T2">Mohd Saufy Rohmad</text:span></text:p>
            <text:p text:style-name="P3"><text:span text:style-name="T3">Technical Trainer and Consultant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ariab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Variables can be very useful for using integers in VHDL coding. </text:p>
              </text:list-item>
              <text:list-item>
                <text:p>Applying integers in VHDL makes life easier for a digital designer. </text:p>
              </text:list-item>
              <text:list-item>
                <text:p>A very useful example of applying variables can be found in the counter designs shown in the Intel's site. </text:p>
              </text:list-item>
              <text:list-item>
                <text:p>The link is given below: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ariabl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There is a difference between signal and variable in a process.</text:p>
              </text:list-item>
              <text:list-item>
                <text:p>Signals in a variable are updated instantly at the time of the trigger, while variables in a process are computed sequentially one after another. An example will clarify things.</text:p>
              </text:list-item>
              <text:list-item>
                <text:p>Lets assume, we have, x1 = 1, x2 = 2 and x3 = 3.</text:p>
              </text:list-item>
              <text:list-item>
                <text:p>We want to compute, </text:p>
              </text:list-item>
              <text:list-item>
                <text:p>x1 = x2;</text:p>
              </text:list-item>
              <text:list-item>
                <text:p>x2 = x1 + x3;</text:p>
              </text:list-item>
              <text:list-item>
                <text:p>x3 = x2;</text:p>
              </text:list-item>
              <text:list-item>
                <text:p>We will first use x1, x2 and x3 as signals and then as variables inside a process.</text:p>
              </text:list-item>
              <text:list-item>
                <text:p>The first example of x1,x2 and x3 being signal is given below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17.396cm" svg:height="14.732cm" svg:x="1.4cm" svg:y="0.508cm" presentation:class="outline" presentation:user-transformed="true">
          <draw:text-box>
            <text:list text:style-name="L3">
              <text:list-header>
                <text:p>----------------------------------</text:p>
                <text:p>----- Signal in a process ------</text:p>
                <text:p>----------------------------------</text:p>
                <text:p>library IEEE;</text:p>
                <text:p>use IEEE.STD_LOGIC_1164.ALL;</text:p>
                <text:p>use IEEE.STD_LOGIC_ARITH.ALL;</text:p>
                <text:p/>
                <text:p>entity SIG_test is</text:p>
                <text:p>Port ( Trig : in <text:s/>STD_LOGIC;</text:p>
                <text:p><text:s text:c="7"/><text:tab/>Res : out <text:s/>STD_LOGIC_VECTOR (31 downto 0));</text:p>
                <text:p>end SIG_test;</text:p>
                <text:p/>
                <text:p>architecture SIG of SIG_test is</text:p>
                <text:p>signal signal1: STD_LOGIC_VECTOR(31 downto 0) := "00000000000000000000000000000001";</text:p>
                <text:p>signal signal2: STD_LOGIC_VECTOR(31 downto 0) := "00000000000000000000000000000010";</text:p>
                <text:p>signal signal3: STD_LOGIC_VECTOR(31 downto 0) := "00000000000000000000000000000011";</text:p>
                <text:p>begin</text:p>
                <text:p>process(Trig)</text:p>
                <text:p>begin</text:p>
                <text:p>signal1 &lt;= signal2;</text:p>
                <text:p>signal2 &lt;= conv_std_logic_vector(signed(signal1) + signed(signal3),signal2'length);</text:p>
                <text:p>signal3 &lt;= signal2;</text:p>
                <text:p>Res &lt;= conv_std_logic_vector(signed(signal1) + signed(signal2) + signed(signal3),Res'length);</text:p>
                <text:p>end process;</text:p>
                <text:p>end SIG;</text:p>
              </text:list-header>
            </text:list>
          </draw:text-box>
        </draw:frame>
        <draw:frame draw:style-name="gr2" draw:text-style-name="P7" draw:layer="layout" svg:width="2.894cm" svg:height="0.962cm" svg:x="20.828cm" svg:y="7.112cm">
          <draw:text-box>
            <text:p>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13.078cm" svg:height="14.986cm" svg:x="1.4cm" svg:y="0.508cm" presentation:class="outline" presentation:user-transformed="true">
          <draw:text-box>
            <text:list text:style-name="L3">
              <text:list-header>
                <text:p>----------------------------------</text:p>
                <text:p>----- Variables in a process ------</text:p>
                <text:p>----------------------------------</text:p>
                <text:p>library IEEE;</text:p>
                <text:p>use IEEE.STD_LOGIC_1164.ALL;</text:p>
                <text:p>use IEEE.STD_LOGIC_ARITH.ALL;</text:p>
                <text:p/>
                <text:p>entity VAR_test is</text:p>
                <text:p>Port ( Trig : in <text:s/>STD_LOGIC;</text:p>
                <text:p><text:s text:c="7"/><text:tab/>Res : out <text:s/>STD_LOGIC_VECTOR (31 downto 0));</text:p>
                <text:p>end VAR_test;</text:p>
                <text:p/>
                <text:p>architecture VAR of VAR_test is</text:p>
                <text:p>begin</text:p>
                <text:p>process(Trig)</text:p>
                <text:p>variable variable1: integer :=1;</text:p>
                <text:p>variable variable2: integer :=2;</text:p>
                <text:p>variable variable3: integer :=3;</text:p>
                <text:p>begin</text:p>
                <text:p>variable1 := variable2;</text:p>
                <text:p>variable2 := variable1 + variable3;</text:p>
                <text:p>variable3 := variable2;</text:p>
                <text:p>Res &lt;= conv_std_logic_vector(variable1 + variable2 + variable3,Res'length);</text:p>
                <text:p>end process;</text:p>
                <text:p>end VAR;</text:p>
              </text:list-header>
            </text:list>
          </draw:text-box>
        </draw:frame>
        <draw:frame draw:style-name="gr2" draw:text-style-name="P7" draw:layer="layout" svg:width="3.829cm" svg:height="0.986cm" svg:x="19.304cm" svg:y="7.62cm">
          <draw:text-box>
            <text:p>2<text:span text:style-name="T4">nd</text:span> example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laboration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In the first example,</text:p>
              </text:list-item>
              <text:list-item>
                <text:p>Res = 8, while using x1, x2 and x3 as signals</text:p>
              </text:list-item>
              <text:list-item>
                <text:p>So, in the first one when x1 &lt;= 1, x2 &lt;= 2, x3 &lt;= 3,</text:p>
              </text:list-item>
              <text:list-item>
                <text:p>the computations inside the process works like,</text:p>
              </text:list-item>
              <text:list-item>
                <text:p>x1 &lt;= x2; --- x1 becomes 2</text:p>
              </text:list-item>
              <text:list-item>
                <text:p>x2 &lt;= x1 + x3; --- x2 becomes 1+3 = 4, note that, the result of x2 does not use the updated value of x1</text:p>
              </text:list-item>
              <text:list-item>
                <text:p>x3 &lt;= x2; ---- x3 becomes 2, note that, the result of x3 does not use the updated value of x2</text:p>
              </text:list-item>
              <text:list-item>
                <text:p>So, when triggered, all the computations use the present values of x.</text:p>
              </text:list-item>
              <text:list-item>
                <text:p>In the second example,</text:p>
              </text:list-item>
              <text:list-item>
                <text:p>Res = 12, because x1, x2 and x3 are updated in each line, in other words, work sequentiall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layer="layout" svg:width="25.199cm" svg:height="2.629cm" svg:x="1.471cm" svg:y="5.499cm" presentation:class="title" presentation:user-transformed="true">
          <draw:text-box>
            <text:p>Thank You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5T03:04:10.064216007</meta:creation-date>
    <dc:date>2023-06-05T10:09:54.302830065</dc:date>
    <meta:editing-duration>PT15M53S</meta:editing-duration>
    <meta:editing-cycles>2</meta:editing-cycles>
    <meta:generator>LibreOffice/6.4.7.2$Linux_X86_64 LibreOffice_project/40$Build-2</meta:generator>
    <meta:document-statistic meta:object-count="49"/>
  </office:meta>
</office:document-meta>
</file>